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9.5pt" style:use-optimal-column-width="fals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0" table:number-columns-repeated="233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39583</text:p>
          </table:table-cell>
          <table:table-cell table:style-name="ACE-0" office:value-type="float" office:value="47.369999999999997">
            <text:p>47.37</text:p>
          </table:table-cell>
          <table:table-cell table:style-name="ACE-0" office:value-type="float" office:value="-61.859999999999999">
            <text:p>−61.86</text:p>
          </table:table-cell>
          <table:table-cell table:style-name="ACE-0" office:value-type="float" office:value="930">
            <text:p>93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arnettEtal201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39580</text:p>
          </table:table-cell>
          <table:table-cell table:style-name="ACE-0" office:value-type="float" office:value="47.530000000000001">
            <text:p>47.53</text:p>
          </table:table-cell>
          <table:table-cell table:style-name="ACE-0" office:value-type="float" office:value="-61.700000000000003">
            <text:p>−61.7</text:p>
          </table:table-cell>
          <table:table-cell table:style-name="ACE-0" office:value-type="float" office:value="625">
            <text:p>625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arnettEtal201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41191</text:p>
          </table:table-cell>
          <table:table-cell table:style-name="ACE-0" office:value-type="float" office:value="47.530000000000001">
            <text:p>47.53</text:p>
          </table:table-cell>
          <table:table-cell table:style-name="ACE-0" office:value-type="float" office:value="-61.700000000000003">
            <text:p>−61.7</text:p>
          </table:table-cell>
          <table:table-cell table:style-name="ACE-0" office:value-type="float" office:value="585">
            <text:p>585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needl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20000000000000001">
            <text:p>−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arnettEtal201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41192</text:p>
          </table:table-cell>
          <table:table-cell table:style-name="ACE-0" office:value-type="float" office:value="47.530000000000001">
            <text:p>47.53</text:p>
          </table:table-cell>
          <table:table-cell table:style-name="ACE-0" office:value-type="float" office:value="-61.700000000000003">
            <text:p>−61.7</text:p>
          </table:table-cell>
          <table:table-cell table:style-name="ACE-0" office:value-type="float" office:value="145">
            <text:p>14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wood frag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arnettEtal201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39577</text:p>
          </table:table-cell>
          <table:table-cell table:style-name="ACE-0" office:value-type="float" office:value="47.539999999999999">
            <text:p>47.54</text:p>
          </table:table-cell>
          <table:table-cell table:style-name="ACE-0" office:value-type="float" office:value="-61.549999999999997">
            <text:p>−61.55</text:p>
          </table:table-cell>
          <table:table-cell table:style-name="ACE-0" office:value-type="float" office:value="860">
            <text:p>86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40000000000000002">
            <text:p>−0.4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arnettEtal201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41190</text:p>
          </table:table-cell>
          <table:table-cell table:style-name="ACE-0" office:value-type="float" office:value="47.539999999999999">
            <text:p>47.54</text:p>
          </table:table-cell>
          <table:table-cell table:style-name="ACE-0" office:value-type="float" office:value="-61.549999999999997">
            <text:p>−61.55</text:p>
          </table:table-cell>
          <table:table-cell table:style-name="ACE-0" office:value-type="float" office:value="1135">
            <text:p>1135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needl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arnettEtal201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39582</text:p>
          </table:table-cell>
          <table:table-cell table:style-name="ACE-0" office:value-type="float" office:value="47.539999999999999">
            <text:p>47.54</text:p>
          </table:table-cell>
          <table:table-cell table:style-name="ACE-0" office:value-type="float" office:value="-61.549999999999997">
            <text:p>−61.55</text:p>
          </table:table-cell>
          <table:table-cell table:style-name="ACE-0" office:value-type="float" office:value="930">
            <text:p>93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arnettEtal201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39578</text:p>
          </table:table-cell>
          <table:table-cell table:style-name="ACE-0" office:value-type="float" office:value="47.229999999999997">
            <text:p>47.23</text:p>
          </table:table-cell>
          <table:table-cell table:style-name="ACE-0" office:value-type="float" office:value="-61.890000000000001">
            <text:p>−61.89</text:p>
          </table:table-cell>
          <table:table-cell table:style-name="ACE-0" office:value-type="float" office:value="625">
            <text:p>625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20000000000000001">
            <text:p>−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arnettEtal201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41188</text:p>
          </table:table-cell>
          <table:table-cell table:style-name="ACE-0" office:value-type="float" office:value="47.229999999999997">
            <text:p>47.23</text:p>
          </table:table-cell>
          <table:table-cell table:style-name="ACE-0" office:value-type="float" office:value="-61.890000000000001">
            <text:p>−61.89</text:p>
          </table:table-cell>
          <table:table-cell table:style-name="ACE-0" office:value-type="float" office:value="1885">
            <text:p>1885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plant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2000000000000002">
            <text:p>−3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arnettEtal201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44889</text:p>
          </table:table-cell>
          <table:table-cell table:style-name="ACE-0" office:value-type="float" office:value="47.469999999999999">
            <text:p>47.4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lant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9999999999999999">
            <text:p>−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arnettEtal201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44890</text:p>
          </table:table-cell>
          <table:table-cell table:style-name="ACE-0" office:value-type="float" office:value="47.469999999999999">
            <text:p>47.4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1425">
            <text:p>142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leaves and stem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arnettEtal201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44891</text:p>
          </table:table-cell>
          <table:table-cell table:style-name="ACE-0" office:value-type="float" office:value="47.469999999999999">
            <text:p>47.4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1255">
            <text:p>125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stem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999999999999999">
            <text:p>−1.4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arnettEtal201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44892</text:p>
          </table:table-cell>
          <table:table-cell table:style-name="ACE-0" office:value-type="float" office:value="47.469999999999999">
            <text:p>47.4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1235">
            <text:p>123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needl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5">
            <text:p>−1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arnettEtal201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44893</text:p>
          </table:table-cell>
          <table:table-cell table:style-name="ACE-0" office:value-type="float" office:value="47.469999999999999">
            <text:p>47.4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830">
            <text:p>83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leav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arnettEtal201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44894</text:p>
          </table:table-cell>
          <table:table-cell table:style-name="ACE-0" office:value-type="float" office:value="47.469999999999999">
            <text:p>47.4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170">
            <text:p>17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leav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arnettEtal201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44895</text:p>
          </table:table-cell>
          <table:table-cell table:style-name="ACE-0" office:value-type="float" office:value="47.469999999999999">
            <text:p>47.4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670">
            <text:p>67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leav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0000000000000001">
            <text:p>−0.1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arnettEtal201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44896</text:p>
          </table:table-cell>
          <table:table-cell table:style-name="ACE-0" office:value-type="float" office:value="47.469999999999999">
            <text:p>47.4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155">
            <text:p>15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leav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arnettEtal201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44897</text:p>
          </table:table-cell>
          <table:table-cell table:style-name="ACE-0" office:value-type="float" office:value="47.469999999999999">
            <text:p>47.4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145">
            <text:p>14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leav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arnettEtal201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34729</text:p>
          </table:table-cell>
          <table:table-cell table:style-name="ACE-0" office:value-type="float" office:value="47.210000000000001">
            <text:p>47.21</text:p>
          </table:table-cell>
          <table:table-cell table:style-name="ACE-0" office:value-type="float" office:value="-61.840000000000003">
            <text:p>−61.84</text:p>
          </table:table-cell>
          <table:table-cell table:style-name="ACE-0" office:value-type="float" office:value="9430">
            <text:p>943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RemillardEtal201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565</text:p>
          </table:table-cell>
          <table:table-cell table:style-name="ACE-0" office:value-type="float" office:value="47.210000000000001">
            <text:p>47.21</text:p>
          </table:table-cell>
          <table:table-cell table:style-name="ACE-0" office:value-type="float" office:value="-61.840000000000003">
            <text:p>−61.84</text:p>
          </table:table-cell>
          <table:table-cell table:style-name="ACE-0" office:value-type="float" office:value="9480">
            <text:p>948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2000000000000002">
            <text:p>−2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DredgeEtal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34725</text:p>
          </table:table-cell>
          <table:table-cell table:style-name="ACE-0" office:value-type="float" office:value="47.560000000000002">
            <text:p>47.56</text:p>
          </table:table-cell>
          <table:table-cell table:style-name="ACE-0" office:value-type="float" office:value="-61.5">
            <text:p>−61.5</text:p>
          </table:table-cell>
          <table:table-cell table:style-name="ACE-0" office:value-type="float" office:value="840">
            <text:p>84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">
            <text:p>−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RemillardEtal201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34726</text:p>
          </table:table-cell>
          <table:table-cell table:style-name="ACE-0" office:value-type="float" office:value="47.409999999999997">
            <text:p>47.41</text:p>
          </table:table-cell>
          <table:table-cell table:style-name="ACE-0" office:value-type="float" office:value="-61.869999999999997">
            <text:p>−61.87</text:p>
          </table:table-cell>
          <table:table-cell table:style-name="ACE-0" office:value-type="float" office:value="1125">
            <text:p>112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">
            <text:p>−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RemillardEtal2017</text:p>
          </table:table-cell>
          <table:table-cell table:number-columns-repeated="240" table:style-name="ACE-0"/>
        </table:table-row>
        <table:table-row table:style-name="AROW-0" table:number-rows-repeated="17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53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8" gnm:cursor-row="23">
          <gnm:selection gnm:start-col="8" gnm:start-row="23" gnm:end-col="8" gnm:end-row="2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15T09:42:52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